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3646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2791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2583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hua Rinaldi</text:p>
      <text:p text:style-name="Standard">101902285</text:p>
      <text:p text:style-name="Standard">10-15-14</text:p>
      <text:p text:style-name="Standard">HW5</text:p>
      <text:p text:style-name="Standard"/>
      <text:p text:style-name="P2">Honor Code Pledge: ___________________________________________________</text:p>
      <text:p text:style-name="P2"/>
      <text:p text:style-name="P2"/>
      <text:p text:style-name="P1">Question 1</text:p>
      <text:p text:style-name="P1"><text:span text:style-name="T1"/></text:p>
      <text:p text:style-name="P1"><text:span text:style-name="T1">No, this is not a valid method. Because the answer that is given by using Professor Lake's algorithm can differ from what the actual shortest route of the graph is. This is due to the fact that this algorithm does not take into account the length of the paths. If for example we have the graph:</text:span></text:p>
      <text:p text:style-name="P1"><text:span text:style-name="T1"/></text:p>
      <text:p text:style-name="P1"><draw:frame text:anchor-type="paragraph" draw:z-index="12" draw:style-name="gr7" svg:width="0.5315in" svg:height="0.3335in" svg:x="1.1201in" svg:y="0.0516in"><draw:text-box><text:p>-2</text:p></draw:text-box></draw:frame><text:span text:style-name="T1"/></text:p>
      <text:p text:style-name="Standard"><draw:ellipse text:anchor-type="paragraph" draw:z-index="0" draw:style-name="gr1" draw:text-style-name="P4" svg:width="0.3752in" svg:height="0.365in" svg:x="0.4535in" svg:y="0.0264in"><text:p text:style-name="P4">A</text:p></draw:ellipse><draw:ellipse text:anchor-type="paragraph" draw:z-index="3" draw:style-name="gr1" draw:text-style-name="P4" svg:width="0.3752in" svg:height="0.365in" svg:x="2.1929in" svg:y="0.0307in"><text:p text:style-name="P4">C</text:p></draw:ellipse></text:p>
      <text:p text:style-name="Standard"><draw:frame text:anchor-type="paragraph" draw:z-index="13" draw:style-name="gr7" svg:width="0.4689in" svg:height="0.3335in" svg:x="1.4429in" svg:y="0.3972in"><draw:text-box><text:p>4</text:p></draw:text-box></draw:frame><draw:frame text:anchor-type="paragraph" draw:z-index="11" draw:style-name="gr7" svg:width="0.2815in" svg:height="0.3335in" svg:x="2.5161in" svg:y="0.522in"><draw:text-box><text:p>-1</text:p></draw:text-box></draw:frame><draw:frame text:anchor-type="paragraph" draw:z-index="10" draw:style-name="gr6" svg:width="0.3441in" svg:height="0.365in" svg:x="1.2661in" svg:y="1.3661in"><draw:text-box><text:p>-1</text:p></draw:text-box></draw:frame><draw:frame text:anchor-type="paragraph" draw:z-index="9" draw:style-name="gr5" svg:width="0.198in" svg:height="0.3441in" svg:x="0.4429in" svg:y="0.3555in"><draw:text-box><text:p>-1</text:p></draw:text-box></draw:frame><draw:line text:anchor-type="paragraph" draw:z-index="8" draw:style-name="gr3" draw:text-style-name="P4" svg:x1="0.8283in" svg:y1="0.0118in" svg:x2="2.1929in" svg:y2="0.0016in"><text:p/></draw:line><draw:line text:anchor-type="paragraph" draw:z-index="7" draw:style-name="gr4" draw:text-style-name="P4" svg:x1="2.4118in" svg:y1="0.2035in" svg:x2="2.4118in" svg:y2="1.1098in"><text:p/></draw:line><draw:line text:anchor-type="paragraph" draw:z-index="6" draw:style-name="gr3" draw:text-style-name="P4" svg:x1="0.7555in" svg:y1="0.1264in" svg:x2="2.3283in" svg:y2="1.189in"><text:p/></draw:line><draw:line text:anchor-type="paragraph" draw:z-index="5" draw:style-name="gr3" draw:text-style-name="P4" svg:x1="0.8075in" svg:y1="1.2827in" svg:x2="2.2346in" svg:y2="1.2929in"><text:p/></draw:line><draw:line text:anchor-type="paragraph" draw:z-index="4" draw:style-name="gr2" draw:text-style-name="P4" svg:x1="0.6409in" svg:y1="0.1992in" svg:x2="0.6307in" svg:y2="1.089in"><text:p/></draw:line><draw:ellipse text:anchor-type="paragraph" draw:z-index="2" draw:style-name="gr1" draw:text-style-name="P4" svg:width="0.3752in" svg:height="0.365in" svg:x="0.4327in" svg:y="1.089in"><text:p text:style-name="P4">B</text:p></draw:ellipse><draw:ellipse text:anchor-type="paragraph" draw:z-index="1" draw:style-name="gr1" draw:text-style-name="P4" svg:width="0.3752in" svg:height="0.365in" svg:x="2.2346in" svg:y="1.1098in"><text:p text:style-name="P4">D</text:p></draw:ellipse></text:p>
      <text:p text:style-name="Standard"/>
      <text:p text:style-name="Standard"/>
      <text:p text:style-name="Standard"/>
      <text:p text:style-name="Standard"/>
      <text:p text:style-name="Standard"/>
      <text:p text:style-name="Standard"/>
      <text:p text:style-name="Standard"/>
      <text:p text:style-name="Standard"/>
      <text:p text:style-name="Standard">The shortest path to get from A to C is to go from A to B to D to C, because this gives you a path length of -3. Now, if we add 3 to every edge length, the graph becomes:</text:p>
      <text:p text:style-name="Standard"/>
      <text:p text:style-name="Standard"><draw:frame text:anchor-type="paragraph" draw:z-index="27" draw:style-name="gr10" svg:width="0.3232in" svg:height="0.4276in" svg:x="1.422in" svg:y="0.5244in"><draw:text-box><text:p>7</text:p></draw:text-box></draw:frame><draw:frame text:anchor-type="paragraph" draw:z-index="26" draw:style-name="gr5" svg:width="0.3024in" svg:height="0.3441in" svg:x="0.4535in" svg:y="0.6283in"><draw:text-box><text:p>2</text:p></draw:text-box></draw:frame><draw:frame text:anchor-type="paragraph" draw:z-index="25" draw:style-name="gr9" svg:width="0.3543in" svg:height="0.2587in" svg:x="1.2764in" svg:y="0.0453in"><draw:text-box><text:p>1</text:p></draw:text-box></draw:frame><draw:frame text:anchor-type="paragraph" draw:z-index="24" draw:style-name="gr7" svg:width="0.365in" svg:height="0.3335in" svg:x="2.4744in" svg:y="0.7429in"><draw:text-box><text:p>2</text:p></draw:text-box></draw:frame><draw:frame text:anchor-type="paragraph" draw:z-index="23" draw:style-name="gr8" svg:width="0.3335in" svg:height="0.2795in" svg:x="1.2138in" svg:y="1.4846in"><draw:text-box><text:p>2</text:p></draw:text-box></draw:frame><draw:line text:anchor-type="paragraph" draw:z-index="22" draw:style-name="gr3" draw:text-style-name="P4" svg:x1="0.8283in" svg:y1="0.3031in" svg:x2="2.1929in" svg:y2="0.2929in"><text:p/></draw:line><draw:line text:anchor-type="paragraph" draw:z-index="21" draw:style-name="gr4" draw:text-style-name="P4" svg:x1="2.4118in" svg:y1="0.3909in" svg:x2="2.4118in" svg:y2="1.2972in"><text:p/></draw:line><draw:line text:anchor-type="paragraph" draw:z-index="20" draw:style-name="gr3" draw:text-style-name="P4" svg:x1="0.7555in" svg:y1="0.3035in" svg:x2="2.3283in" svg:y2="1.3661in"><text:p/></draw:line><draw:line text:anchor-type="paragraph" draw:z-index="19" draw:style-name="gr2" draw:text-style-name="P4" svg:x1="0.6409in" svg:y1="0.4035in" svg:x2="0.6307in" svg:y2="1.2933in"><text:p/></draw:line><draw:line text:anchor-type="paragraph" draw:z-index="18" draw:style-name="gr3" draw:text-style-name="P4" svg:x1="0.8075in" svg:y1="1.4744in" svg:x2="2.2346in" svg:y2="1.4846in"><text:p/></draw:line><draw:ellipse text:anchor-type="paragraph" draw:z-index="17" draw:style-name="gr1" draw:text-style-name="P4" svg:width="0.3752in" svg:height="0.365in" svg:x="2.2346in" svg:y="1.2972in"><text:p text:style-name="P4">D</text:p></draw:ellipse><draw:ellipse text:anchor-type="paragraph" draw:z-index="16" draw:style-name="gr1" draw:text-style-name="P4" svg:width="0.3752in" svg:height="0.365in" svg:x="2.1929in" svg:y="0.0307in"><text:p text:style-name="P4">C</text:p></draw:ellipse><draw:ellipse text:anchor-type="paragraph" draw:z-index="15" draw:style-name="gr1" draw:text-style-name="P4" svg:width="0.3752in" svg:height="0.365in" svg:x="0.4535in" svg:y="0.0264in"><text:p text:style-name="P4">A</text:p></draw:ellipse><draw:ellipse text:anchor-type="paragraph" draw:z-index="14" draw:style-name="gr1" draw:text-style-name="P4" svg:width="0.3752in" svg:height="0.365in" svg:x="0.4327in" svg:y="1.2929in"><text:p text:style-name="P4">B</text:p></draw:ellip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nd now the shortest path is to just go directly from A to C. This is because in the original shortest path (A, B, D, C) there are 3 edges, and because we are adding a value of 3 to each of those edges, the path length is increased by 9. Whereas on the new path (A, C) <text:s/>we are only adding on value of 3, so the new path length does not increase by as much as the original path length.</text:p>
      <text:p text:style-name="Standard"/>
      <text:p text:style-name="P3">Question 2</text:p>
      <text:p text:style-name="P1"/>
      <text:p text:style-name="P2">Because this applies to the real-world scenario of constructing a new road, it is safe to assume that the array of possible new roads E' will not contain any roads that already exist in the graph. So, first run Dijkstra's algorithm on the original graph to find the shortest path between cities <text:span text:style-name="T2">s</text:span><text:span text:style-name="T3"> and </text:span><text:span text:style-name="T2">t</text:span><text:span text:style-name="T3">. Then we iterate through E' adding each new road to the graph one at a time and again running Dijkstra's to see if the path between </text:span><text:span text:style-name="T2">s</text:span><text:span text:style-name="T3"> and </text:span><text:span text:style-name="T2">t</text:span><text:span text:style-name="T3"> decreases at all. Whichever new road gives the shortest path length to the graph is the one that should be built. The complexity of this algorithm would be:</text:span></text:p>
      <text:p text:style-name="P2"><text:span text:style-name="T3"/></text:p>
      <text:p text:style-name="P2"><text:span text:style-name="T3">O ((E'+1)(|E| + |V|log|V|))</text:span></text:p>
      <text:p text:style-name="P2"><text:span text:style-name="T3"/></text:p>
      <text:p text:style-name="P1"><text:span text:style-name="T3">Question 3</text:span></text:p>
      <text:p text:style-name="P1"><text:span text:style-name="T3"/></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10-12T13:23:34</meta:creation-date>
    <dc:date>2014-10-12T14:31:29</dc:date>
    <dc:creator>user </dc:creator>
    <meta:editing-duration>PT6M45S</meta:editing-duration>
    <meta:editing-cycles>1</meta:editing-cycles>
    <meta:document-statistic meta:table-count="0" meta:image-count="0" meta:object-count="0" meta:page-count="2" meta:paragraph-count="13" meta:word-count="310" meta:character-count="1608" meta:non-whitespace-character-count="1310"/>
    <meta:generator>LibreOffice/3.5$Linux_X86_64 LibreOffice_project/350m1$Build-2</meta:generator>
  </office:meta>
</office:document-meta>
</file>